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vResourceIteratorImpl.DavResourceIteratorImpl( List 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avResourceIteratorImpl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vResourceIteratorImpl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vResourceIteratorImpl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vResourceIteratorImpl.next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vResourceIteratorImpl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